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="solid" draw:fill-color="#cfe7f5" draw:textarea-horizontal-align="justify" draw:textarea-vertical-align="middle" draw:auto-grow-height="false" fo:min-height="8.216cm" fo:min-width="19.5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28cm" fo:min-width="10.052cm"/>
    </style:style>
    <style:style style:name="gr3" style:family="graphic" style:parent-style-name="objectwithoutfill">
      <style:graphic-properties svg:stroke-width="0.08cm" svg:stroke-color="#000000" draw:marker-start-width="0.165cm" draw:marker-end-width="0.16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7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7.628cm"/>
    </style:style>
    <style:style style:name="gr7" style:family="graphic" style:parent-style-name="standard">
      <style:graphic-properties draw:fill-color="#dc2300" draw:textarea-horizontal-align="justify" draw:textarea-vertical-align="middle" draw:auto-grow-height="false" fo:min-height="1cm" fo:min-width="5.5cm"/>
    </style:style>
    <style:style style:name="gr8" style:family="graphic" style:parent-style-name="objectwithoutfill">
      <style:graphic-properties svg:stroke-width="0.08cm" svg:stroke-color="#000000" draw:marker-start-width="0.285cm" draw:marker-end-width="0.28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000000" draw:marker-start-width="0.525cm" draw:marker-end-width="0.525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cm" svg:stroke-color="#000000" draw:marker-start-width="0.405cm" draw:marker-end-width="0.405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8cm" fo:min-width="1.625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none" draw:fill-color="#ffffff"/>
      <style:text-properties fo:color="#000000" fo:font-size="14pt" fo:font-style="normal" fo:font-weight="bold" style:font-size-asian="18pt" style:font-style-asian="italic" style:font-size-complex="1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P8" style:family="paragraph">
      <loext:graphic-properties draw:fill-color="#dc2300"/>
      <style:paragraph-properties fo:text-align="center"/>
    </style:style>
    <style:style style:name="P9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000000" fo:font-size="15pt" fo:font-style="normal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T3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4" style:family="text">
      <style:text-properties fo:color="#000000" fo:font-size="18pt" fo:font-style="normal" fo:font-weight="bold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0cm" svg:height="8.466cm" svg:x="1cm" svg:y="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" draw:text-style-name="P2" draw:layer="layout" svg:width="10.726cm" svg:height="0.978cm" svg:x="9.402cm" svg:y="1.6cm">
          <draw:text-box>
            <text:p><text:span text:style-name="T1">Electrical distribution and switching unit</text:span></text:p>
          </draw:text-box>
        </draw:frame>
        <draw:line draw:style-name="gr3" draw:text-style-name="P3" draw:layer="layout" svg:x1="2.2cm" svg:y1="2.515cm" svg:x2="19.8cm" svg:y2="2.516cm">
          <text:p/>
        </draw:line>
        <draw:custom-shape draw:style-name="gr4" draw:text-style-name="P4" draw:layer="layout" svg:width="0.25cm" svg:height="0.25cm" svg:x="14.88cm" svg:y="3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4.8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4.88cm" svg:y="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8.8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1cm" svg:height="0.25cm" svg:x="2.88cm" svg:y="3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2.8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8.128cm" svg:height="0.978cm" svg:x="2cm" svg:y="3.6cm">
          <draw:text-box>
            <text:p text:style-name="P5"><text:span text:style-name="T2"><text:tab/></text:span><text:span text:style-name="T2">m</text:span><text:span text:style-name="T2">a</text:span><text:span text:style-name="T2">i</text:span><text:span text:style-name="T2">n</text:span><text:span text:style-name="T2">s</text:span><text:span text:style-name="T2"> </text:span><text:span text:style-name="T2">v</text:span><text:span text:style-name="T2">o</text:span><text:span text:style-name="T2">l</text:span><text:span text:style-name="T2">t</text:span><text:span text:style-name="T2">a</text:span><text:span text:style-name="T2">g</text:span><text:span text:style-name="T2">e</text:span><text:span text:style-name="T2"><text:tab/></text:span><text:span text:style-name="T2"><text:tab/></text:span><text:span text:style-name="T2">h</text:span><text:span text:style-name="T2">e</text:span><text:span text:style-name="T2">a</text:span><text:span text:style-name="T2">t</text:span><text:span text:style-name="T2">i</text:span><text:span text:style-name="T2">n</text:span><text:span text:style-name="T2">g</text:span></text:p>
          </draw:text-box>
        </draw:frame>
        <draw:frame draw:style-name="gr6" draw:text-style-name="P7" draw:layer="layout" svg:width="18.128cm" svg:height="0.948cm" svg:x="2cm" svg:y="5.1cm">
          <draw:text-box>
            <text:p text:style-name="P5"><text:span text:style-name="T2"><text:tab/></text:span><text:span text:style-name="T2">auxiliary voltage</text:span><text:span text:style-name="T2"><text:tab/></text:span><text:span text:style-name="T2">manual mode</text:span><text:span text:style-name="T2"><text:tab/></text:span><text:span text:style-name="T2">lighting</text:span></text:p>
          </draw:text-box>
        </draw:frame>
        <draw:custom-shape draw:style-name="gr7" draw:text-style-name="P8" draw:layer="layout" svg:width="6cm" svg:height="1.25cm" svg:x="2.3cm" svg:y="6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18.128cm" svg:height="0.978cm" svg:x="2cm" svg:y="6.62cm">
          <draw:text-box>
            <text:p text:style-name="P5"><text:span text:style-name="T3"><text:tab/></text:span><text:span text:style-name="T3">protection error</text:span><text:span text:style-name="T3"><text:tab/></text:span><text:span text:style-name="T3"><text:tab/></text:span><text:span text:style-name="T2">ventilating</text:span></text:p>
          </draw:text-box>
        </draw:frame>
        <draw:custom-shape draw:style-name="gr4" draw:text-style-name="P4" draw:layer="layout" svg:width="0.25cm" svg:height="0.25cm" svg:x="2.88cm" svg:y="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91cm" svg:y1="5.5cm" svg:x2="14.465cm" svg:y2="5.5cm">
          <text:p/>
        </draw:line>
        <draw:line draw:style-name="gr9" draw:text-style-name="P3" draw:layer="layout" svg:x1="14.462cm" svg:y1="7.001cm" svg:x2="13.72cm" svg:y2="7.001cm">
          <text:p/>
        </draw:line>
        <draw:line draw:style-name="gr10" draw:text-style-name="P3" draw:layer="layout" svg:x1="13.743cm" svg:y1="7.011cm" svg:x2="13.743cm" svg:y2="5.465cm">
          <text:p/>
        </draw:line>
        <draw:frame draw:style-name="gr11" draw:text-style-name="P2" draw:layer="layout" svg:width="2.352cm" svg:height="0.978cm" svg:x="2cm" svg:y="1.6cm">
          <draw:text-box>
            <text:p><text:span text:style-name="T4">M</text:span><text:span text:style-name="T4">M</text:span><text:span text:style-name="T4">4</text:span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20-02-05T09:01:17.870984540</dc:date>
    <dc:creator>Pozsár Zsolt</dc:creator>
    <meta:editing-duration>PT2H12M55S</meta:editing-duration>
    <meta:editing-cycles>23</meta:editing-cycles>
    <dc:title>Elektromos elosztó- és kapcsolóberendezés</dc:title>
    <dc:subject>Előlap</dc:subject>
    <meta:document-statistic meta:object-count="18"/>
    <meta:user-defined meta:name="Rajzszám">59/4/6</meta:user-defined>
  </office:meta>
</office:document-meta>
</file>